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e7c69"/>
    </style:style>
    <style:style style:name="P2" style:family="paragraph" style:parent-style-name="Standard">
      <style:text-properties officeooo:paragraph-rsid="0028fc00"/>
    </style:style>
    <style:style style:name="P3" style:family="paragraph" style:parent-style-name="Standard">
      <style:text-properties officeooo:paragraph-rsid="00295229"/>
    </style:style>
    <style:style style:name="P4" style:family="paragraph" style:parent-style-name="Standard">
      <style:text-properties officeooo:paragraph-rsid="002ec90b"/>
    </style:style>
    <style:style style:name="P5" style:family="paragraph" style:parent-style-name="Standard">
      <style:text-properties officeooo:paragraph-rsid="00304f2e"/>
    </style:style>
    <style:style style:name="P6" style:family="paragraph" style:parent-style-name="Text_20_body" style:list-style-name="L2">
      <style:text-properties officeooo:paragraph-rsid="001e7c69"/>
    </style:style>
    <style:style style:name="P7" style:family="paragraph" style:parent-style-name="Text_20_body" style:list-style-name="L2">
      <style:text-properties officeooo:paragraph-rsid="001fb72e"/>
    </style:style>
    <style:style style:name="P8" style:family="paragraph" style:parent-style-name="Text_20_body" style:list-style-name="L2">
      <style:text-properties officeooo:paragraph-rsid="0034e097"/>
    </style:style>
    <style:style style:name="P9" style:family="paragraph" style:parent-style-name="Text_20_body">
      <style:text-properties officeooo:paragraph-rsid="001fb72e"/>
    </style:style>
    <style:style style:name="P10" style:family="paragraph" style:parent-style-name="Text_20_body">
      <style:text-properties officeooo:rsid="00224d21" officeooo:paragraph-rsid="00224d21"/>
    </style:style>
    <style:style style:name="P11" style:family="paragraph" style:parent-style-name="Text_20_body">
      <style:text-properties style:text-underline-style="solid" style:text-underline-width="auto" style:text-underline-color="font-color" fo:font-weight="bold" officeooo:rsid="00224d21" officeooo:paragraph-rsid="00224d21" style:font-weight-asian="bold" style:font-weight-complex="bold"/>
    </style:style>
    <style:style style:name="P12" style:family="paragraph" style:parent-style-name="Text_20_body">
      <style:text-properties officeooo:rsid="0022fe7a" officeooo:paragraph-rsid="0022fe7a"/>
    </style:style>
    <style:style style:name="P13" style:family="paragraph" style:parent-style-name="Preformatted_20_Text">
      <style:text-properties officeooo:rsid="0022fe7a"/>
    </style:style>
    <style:style style:name="P14" style:family="paragraph" style:parent-style-name="Preformatted_20_Text">
      <style:text-properties officeooo:rsid="0022fe7a" officeooo:paragraph-rsid="0022fe7a"/>
    </style:style>
    <style:style style:name="P15" style:family="paragraph" style:parent-style-name="Preformatted_20_Text">
      <style:text-properties officeooo:rsid="0022fe7a" officeooo:paragraph-rsid="00247665"/>
    </style:style>
    <style:style style:name="P16" style:family="paragraph" style:parent-style-name="Preformatted_20_Text">
      <style:text-properties officeooo:rsid="0022fe7a" officeooo:paragraph-rsid="0026701f"/>
    </style:style>
    <style:style style:name="P17" style:family="paragraph" style:parent-style-name="Preformatted_20_Text">
      <style:text-properties officeooo:paragraph-rsid="0022fe7a"/>
    </style:style>
    <style:style style:name="P18" style:family="paragraph" style:parent-style-name="Preformatted_20_Text">
      <style:text-properties officeooo:paragraph-rsid="00247665"/>
    </style:style>
    <style:style style:name="P19" style:family="paragraph" style:parent-style-name="Preformatted_20_Text">
      <style:text-properties officeooo:paragraph-rsid="0028fc00"/>
    </style:style>
    <style:style style:name="P20" style:family="paragraph" style:parent-style-name="Preformatted_20_Text">
      <style:text-properties officeooo:paragraph-rsid="00295229"/>
    </style:style>
    <style:style style:name="P21" style:family="paragraph" style:parent-style-name="Preformatted_20_Text">
      <style:text-properties officeooo:paragraph-rsid="002af776"/>
    </style:style>
    <style:style style:name="P22" style:family="paragraph" style:parent-style-name="Preformatted_20_Text">
      <style:text-properties officeooo:rsid="002af776"/>
    </style:style>
    <style:style style:name="P23" style:family="paragraph" style:parent-style-name="Preformatted_20_Text">
      <style:text-properties officeooo:rsid="002af776" officeooo:paragraph-rsid="002cf084"/>
    </style:style>
    <style:style style:name="P24" style:family="paragraph" style:parent-style-name="Preformatted_20_Text">
      <style:text-properties officeooo:rsid="002af776" officeooo:paragraph-rsid="002dfe1d"/>
    </style:style>
    <style:style style:name="P25" style:family="paragraph" style:parent-style-name="Preformatted_20_Text">
      <style:text-properties officeooo:paragraph-rsid="002cf084"/>
    </style:style>
    <style:style style:name="P26" style:family="paragraph" style:parent-style-name="Preformatted_20_Text">
      <style:text-properties officeooo:rsid="002cf084" officeooo:paragraph-rsid="002cf084"/>
    </style:style>
    <style:style style:name="P27" style:family="paragraph" style:parent-style-name="Preformatted_20_Text">
      <style:text-properties style:font-name="Liberation Serif" fo:font-size="12pt" officeooo:rsid="0022fe7a" officeooo:paragraph-rsid="0026701f" style:font-size-asian="12pt" style:font-size-complex="12pt"/>
    </style:style>
    <style:style style:name="P28" style:family="paragraph" style:parent-style-name="Preformatted_20_Text">
      <style:paragraph-properties fo:margin-top="0cm" fo:margin-bottom="0.499cm" style:contextual-spacing="false"/>
    </style:style>
    <style:style style:name="P29" style:family="paragraph" style:parent-style-name="Preformatted_20_Text">
      <style:paragraph-properties fo:margin-top="0cm" fo:margin-bottom="0.499cm" style:contextual-spacing="false"/>
      <style:text-properties officeooo:paragraph-rsid="0026701f"/>
    </style:style>
    <style:style style:name="P30" style:family="paragraph" style:parent-style-name="Preformatted_20_Text">
      <style:paragraph-properties fo:margin-top="0cm" fo:margin-bottom="0.499cm" style:contextual-spacing="false"/>
      <style:text-properties officeooo:paragraph-rsid="00275e95"/>
    </style:style>
    <style:style style:name="P31" style:family="paragraph" style:parent-style-name="Preformatted_20_Text">
      <style:paragraph-properties fo:margin-top="0cm" fo:margin-bottom="0.499cm" style:contextual-spacing="false"/>
      <style:text-properties officeooo:paragraph-rsid="0028fc00"/>
    </style:style>
    <style:style style:name="P32" style:family="paragraph" style:parent-style-name="Preformatted_20_Text">
      <style:paragraph-properties fo:margin-top="0cm" fo:margin-bottom="0.499cm" style:contextual-spacing="false"/>
      <style:text-properties officeooo:rsid="00295229" officeooo:paragraph-rsid="00295229"/>
    </style:style>
    <style:style style:name="P33" style:family="paragraph" style:parent-style-name="Preformatted_20_Text">
      <style:paragraph-properties fo:margin-top="0cm" fo:margin-bottom="0.499cm" style:contextual-spacing="false"/>
      <style:text-properties officeooo:paragraph-rsid="00295229"/>
    </style:style>
    <style:style style:name="P34" style:family="paragraph" style:parent-style-name="Preformatted_20_Text">
      <style:paragraph-properties fo:margin-top="0cm" fo:margin-bottom="0.499cm" style:contextual-spacing="false"/>
      <style:text-properties officeooo:rsid="002af776" officeooo:paragraph-rsid="002af776"/>
    </style:style>
    <style:style style:name="P35" style:family="paragraph" style:parent-style-name="Preformatted_20_Text">
      <style:paragraph-properties fo:margin-top="0cm" fo:margin-bottom="0.499cm" style:contextual-spacing="false"/>
      <style:text-properties officeooo:rsid="002af776" officeooo:paragraph-rsid="002cf084"/>
    </style:style>
    <style:style style:name="P36" style:family="paragraph" style:parent-style-name="Preformatted_20_Text">
      <style:paragraph-properties fo:margin-top="0cm" fo:margin-bottom="0.499cm" style:contextual-spacing="false"/>
      <style:text-properties officeooo:paragraph-rsid="002af776"/>
    </style:style>
    <style:style style:name="P37" style:family="paragraph" style:parent-style-name="Preformatted_20_Text">
      <style:paragraph-properties fo:margin-top="0cm" fo:margin-bottom="0.499cm" style:contextual-spacing="false"/>
      <style:text-properties officeooo:paragraph-rsid="002cf084"/>
    </style:style>
    <style:style style:name="P38" style:family="paragraph" style:parent-style-name="Preformatted_20_Text">
      <style:paragraph-properties fo:margin-top="0cm" fo:margin-bottom="0.499cm" style:contextual-spacing="false"/>
      <style:text-properties officeooo:paragraph-rsid="00391158"/>
    </style:style>
    <style:style style:name="T1" style:family="text">
      <style:text-properties officeooo:rsid="001c7db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af776" style:font-weight-asian="bold" style:font-weight-complex="bold"/>
    </style:style>
    <style:style style:name="T4" style:family="text">
      <style:text-properties officeooo:rsid="001e7c69"/>
    </style:style>
    <style:style style:name="T5" style:family="text">
      <style:text-properties officeooo:rsid="001fb72e"/>
    </style:style>
    <style:style style:name="T6" style:family="text">
      <style:text-properties officeooo:rsid="0022fe7a"/>
    </style:style>
    <style:style style:name="T7" style:family="text">
      <style:text-properties style:font-name="Liberation Serif" fo:font-size="12pt" officeooo:rsid="0022fe7a" style:font-size-asian="12pt" style:font-size-complex="12pt"/>
    </style:style>
    <style:style style:name="T8" style:family="text">
      <style:text-properties style:font-name="Liberation Serif" fo:font-size="12pt" officeooo:rsid="00247665" style:font-size-asian="12pt" style:font-size-complex="12pt"/>
    </style:style>
    <style:style style:name="T9" style:family="text">
      <style:text-properties style:font-name="Liberation Serif" fo:font-size="12pt" officeooo:rsid="0026701f" style:font-size-asian="12pt" style:font-size-complex="12pt"/>
    </style:style>
    <style:style style:name="T10" style:family="text">
      <style:text-properties style:font-name="Liberation Serif" officeooo:rsid="0026701f"/>
    </style:style>
    <style:style style:name="T11" style:family="text">
      <style:text-properties fo:font-size="12pt" officeooo:rsid="0022fe7a" style:font-size-asian="12pt" style:font-size-complex="12pt"/>
    </style:style>
    <style:style style:name="T12" style:family="text">
      <style:text-properties officeooo:rsid="0026701f"/>
    </style:style>
    <style:style style:name="T13" style:family="text">
      <style:text-properties officeooo:rsid="00275e95"/>
    </style:style>
    <style:style style:name="T14" style:family="text">
      <style:text-properties style:text-underline-style="solid" style:text-underline-width="auto" style:text-underline-color="font-color" fo:font-weight="bold" officeooo:rsid="00275e95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28fc00" style:font-weight-asian="bold" style:font-weight-complex="bold"/>
    </style:style>
    <style:style style:name="T16" style:family="text">
      <style:text-properties officeooo:rsid="0028fc00"/>
    </style:style>
    <style:style style:name="T17" style:family="text">
      <style:text-properties officeooo:rsid="00295229"/>
    </style:style>
    <style:style style:name="T18" style:family="text">
      <style:text-properties officeooo:rsid="002af776"/>
    </style:style>
    <style:style style:name="T19" style:family="text">
      <style:text-properties officeooo:rsid="002cf084"/>
    </style:style>
    <style:style style:name="T20" style:family="text">
      <style:text-properties officeooo:rsid="002dfe1d"/>
    </style:style>
    <style:style style:name="T21" style:family="text">
      <style:text-properties officeooo:rsid="002ec90b"/>
    </style:style>
    <style:style style:name="T22" style:family="text">
      <style:text-properties officeooo:rsid="00304f2e"/>
    </style:style>
    <style:style style:name="T23" style:family="text">
      <style:text-properties officeooo:rsid="0032467f"/>
    </style:style>
    <style:style style:name="T24" style:family="text">
      <style:text-properties officeooo:rsid="0033a742"/>
    </style:style>
    <style:style style:name="T25" style:family="text">
      <style:text-properties officeooo:rsid="003403b2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33a742" style:font-weight-asian="normal" style:font-weight-complex="normal"/>
    </style:style>
    <style:style style:name="T28" style:family="text">
      <style:text-properties fo:font-weight="normal" officeooo:rsid="003403b2" style:font-weight-asian="normal" style:font-weight-complex="normal"/>
    </style:style>
    <style:style style:name="T29" style:family="text">
      <style:text-properties officeooo:rsid="0034e097"/>
    </style:style>
    <style:style style:name="T30" style:family="text">
      <style:text-properties officeooo:rsid="0038ec9e"/>
    </style:style>
    <style:style style:name="T31" style:family="text">
      <style:text-properties officeooo:rsid="0039f64d"/>
    </style:style>
    <style:style style:name="T32" style:family="text">
      <style:text-properties officeooo:rsid="003aadd1"/>
    </style:style>
    <style:style style:name="T33" style:family="text">
      <style:text-properties officeooo:rsid="003c87f5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4">Template literals are a new feature in ES6, <text:s/><text:span text:style-name="T1">that allows </text:span>string literals <text:span text:style-name="T21">to contain</text:span> embedded expressions. <text:span text:style-name="T21">In </text:span>prior editions of the ES2015 / ES6 specification <text:span text:style-name="T21">t</text:span>hey were called <text:span text:style-name="T21">as </text:span><text:span text:style-name="T2">"template strings</text:span>". </text:p>
      <text:p text:style-name="P1"/>
      <text:p text:style-name="P5"><text:span text:style-name="T22">They</text:span> are enclosed by the <text:span text:style-name="Source_20_Text">`backticks`</text:span> (` `) instead of double or single quotes. <text:span text:style-name="T4">Also they support the place holders, which are </text:span>indicated by the Dollar sign and curly braces <text:span text:style-name="T22">around the expression, </text:span><text:span text:style-name="Source_20_Text">${expression}</text:span>. <text:s/></text:p>
      <text:p text:style-name="P5"/>
      <text:p text:style-name="P5"><text:span text:style-name="T4">Following are the features provided by Template literals:</text:span></text:p>
      <text:p text:style-name="P1"><text:span text:style-name="T4"><text:s/></text:span></text:p>
      <text:list xml:id="list4414303598832424810" text:style-name="L2">
        <text:list-item>
          <text:p text:style-name="P6"><text:span text:style-name="T23">I</text:span>nterpolate variables </text:p>
        </text:list-item>
        <text:list-item>
          <text:p text:style-name="P6"><text:span text:style-name="T24">I</text:span>nterpolate <text:span text:style-name="Emphasis">any kind of expression</text:span></text:p>
        </text:list-item>
        <text:list-item>
          <text:p text:style-name="P6"><text:span text:style-name="Strong_20_Emphasis"><text:span text:style-name="T27">M</text:span></text:span><text:span text:style-name="Strong_20_Emphasis"><text:span text:style-name="T26">ulti-line </text:span></text:span><text:span text:style-name="Strong_20_Emphasis"><text:span text:style-name="T28">strings</text:span></text:span></text:p>
        </text:list-item>
        <text:list-item>
          <text:p text:style-name="P8"><text:span text:style-name="T29">Extend the default template behavior</text:span> using the <text:span text:style-name="T29">Tagged Template Literals </text:span></text:p>
        </text:list-item>
      </text:list>
      <text:p text:style-name="P9"/>
      <text:p text:style-name="P11">Usage of Template Template Literals</text:p>
      <text:p text:style-name="P12">One of the best thing worth mentioning about is, we can use the single and double quotes with in the <text:span text:style-name="Source_20_Text">`backticks`. </text:span></text:p>
      <text:p text:style-name="P14"><text:span text:style-name="Source_20_Text">var text = `I work hard to develop my "skills" and My name is 'kumar' `;</text:span></text:p>
      <text:p text:style-name="P14"><text:span text:style-name="Source_20_Text">console.dir(text);</text:span></text:p>
      <text:p text:style-name="P14"/>
      <text:p text:style-name="P18"><text:span text:style-name="Source_20_Text"><text:span text:style-name="T7">But what if I want </text:span></text:span><text:span text:style-name="Emphasis"><text:span text:style-name="T7">actual interpolation, I mean assigning my name 'kumar' to a string and evalulate this varibale when I am constructing the Template, </text:span></text:span><text:span text:style-name="Emphasis"><text:span text:style-name="T8">we can this with place holders “</text:span></text:span><text:span text:style-name="Source_20_Text">${expression}</text:span><text:span text:style-name="Emphasis"><text:span text:style-name="T11"> </text:span></text:span><text:span text:style-name="Source_20_Text"><text:span text:style-name="T6"><text:s text:c="4"/>“ as follows:</text:span></text:span></text:p>
      <text:p text:style-name="P17"/>
      <text:p text:style-name="P15"><text:span text:style-name="Source_20_Text">var </text:span><text:span text:style-name="Source_20_Text"><text:span text:style-name="T12">name</text:span></text:span><text:span text:style-name="Source_20_Text"> = '</text:span><text:span text:style-name="Source_20_Text"><text:span text:style-name="T12">kumar</text:span></text:span><text:span text:style-name="Source_20_Text">'</text:span></text:p>
      <text:p text:style-name="P15"><text:span text:style-name="Source_20_Text">var text = `I work hard to develop my "skills" and My name is '</text:span><text:span text:style-name="Source_20_Text"><text:span text:style-name="T12">${name}</text:span></text:span><text:span text:style-name="Source_20_Text">' `;</text:span></text:p>
      <text:p text:style-name="P15"><text:span text:style-name="Source_20_Text"><text:span text:style-name="T6">console.dir(text);</text:span></text:span></text:p>
      <text:p text:style-name="P14"/>
      <text:p text:style-name="P16"><text:span text:style-name="Source_20_Text"><text:span text:style-name="T9">We can use any kind of experission using the Place Holders. Some of the examples are:</text:span></text:span></text:p>
      <text:p text:style-name="P27"/>
      <text:p text:style-name="P16"><text:span text:style-name="Source_20_Text">var text = `I work hard to develop my "skills" and My name is </text:span><text:span text:style-name="Source_20_Text"><text:span text:style-name="T12">${'kumar'}</text:span></text:span><text:span text:style-name="Source_20_Text"> `</text:span></text:p>
      <text:p text:style-name="Preformatted_20_Text"><text:span text:style-name="Source_20_Text">console.log(text)</text:span></text:p>
      <text:p text:style-name="P29"><text:span text:style-name="Source_20_Text">// &lt;- '</text:span><text:span text:style-name="Source_20_Text"><text:span text:style-name="T6">I work hard to develop my "skills" and My name is kumar</text:span></text:span><text:span text:style-name="Source_20_Text">'</text:span></text:p>
      <text:p text:style-name="Preformatted_20_Text"><text:span text:style-name="Source_20_Text">var today = new Date()</text:span></text:p>
      <text:p text:style-name="Preformatted_20_Text"><text:span text:style-name="Source_20_Text">var text = `the time and date is ${today.toLocaleString()}`</text:span></text:p>
      <text:p text:style-name="Preformatted_20_Text"><text:span text:style-name="Source_20_Text">console.log(text)</text:span></text:p>
      <text:p text:style-name="P28"><text:span text:style-name="Source_20_Text">// &lt;- 'the time and date is 8/26/2015, 3:15:20 PM'</text:span></text:p>
      <text:p text:style-name="Preformatted_20_Text"><text:span text:style-name="Source_20_Text">import moment from 'moment'</text:span></text:p>
      <text:p text:style-name="Preformatted_20_Text"><text:span text:style-name="Source_20_Text">var today = new Date()</text:span></text:p>
      <text:p text:style-name="Preformatted_20_Text"><text:span text:style-name="Source_20_Text">var text = `today is the ${moment(today).format('Do [of] MMMM')}`</text:span></text:p>
      <text:p text:style-name="Preformatted_20_Text"><text:span text:style-name="Source_20_Text">console.log(text)</text:span></text:p>
      <text:p text:style-name="P28"><text:span text:style-name="Source_20_Text">// &lt;- 'today is the 26th of August</text:span></text:p>
      <text:p text:style-name="P16"/>
      <text:p text:style-name="P16"/>
      <text:p text:style-name="P16"/>
      <text:p text:style-name="P16"><text:soft-page-break/></text:p>
      <text:p text:style-name="P16"><text:span text:style-name="Source_20_Text">var </text:span><text:span text:style-name="Source_20_Text"><text:span text:style-name="T13">numberOne</text:span></text:span><text:span text:style-name="Source_20_Text"> = 5;</text:span></text:p>
      <text:p text:style-name="Preformatted_20_Text"><text:span text:style-name="Source_20_Text">var </text:span><text:span text:style-name="Source_20_Text"><text:span text:style-name="T13">numberTwo</text:span></text:span><text:span text:style-name="Source_20_Text"> = 10;</text:span></text:p>
      <text:p text:style-name="P30"><text:span text:style-name="Source_20_Text">console.log(`</text:span><text:span text:style-name="Source_20_Text"><text:span text:style-name="T13">Addition of two number is</text:span></text:span><text:span text:style-name="Source_20_Text"> ${</text:span><text:span text:style-name="Source_20_Text"><text:span text:style-name="T13">numberOne</text:span></text:span><text:span text:style-name="Source_20_Text"> + </text:span><text:span text:style-name="Source_20_Text"><text:span text:style-name="T13">numberTwo</text:span></text:span><text:span text:style-name="Source_20_Text">} and\n </text:span><text:span text:style-name="Source_20_Text"><text:span text:style-name="T13">Muliplication is </text:span></text:span><text:span text:style-name="Source_20_Text">${</text:span><text:span text:style-name="Source_20_Text"><text:span text:style-name="T13">numberOne</text:span></text:span><text:span text:style-name="Source_20_Text"> * </text:span><text:span text:style-name="Source_20_Text"><text:span text:style-name="T13">numberTwo</text:span></text:span><text:span text:style-name="Source_20_Text">}.`);</text:span></text:p>
      <text:p text:style-name="P30"><text:span text:style-name="T14">Multi-line strings</text:span></text:p>
      <text:p text:style-name="P31"><text:span text:style-name="T16">Previous to this feature, we have to use </text:span>concatenation operator<text:span text:style-name="T16">s or some other methods to create a bunch of lines. For example:</text:span></text:p>
      <text:p text:style-name="P31"><text:span text:style-name="Source_20_Text">var </text:span><text:span text:style-name="Source_20_Text"><text:span text:style-name="T16">paraGraph</text:span></text:span><text:span text:style-name="Source_20_Text"> = (</text:span></text:p>
      <text:p text:style-name="P19"><text:span text:style-name="Source_20_Text"><text:s text:c="2"/>'</text:span><text:span text:style-name="Source_20_Text"><text:span text:style-name="T16">I am kumar.</text:span></text:span><text:span text:style-name="Source_20_Text">\n' +</text:span></text:p>
      <text:p text:style-name="Preformatted_20_Text"><text:span text:style-name="Source_20_Text"><text:s text:c="2"/>'</text:span><text:span text:style-name="Source_20_Text"><text:span text:style-name="T16">Where are you now?</text:span></text:span><text:span text:style-name="Source_20_Text">\n' +</text:span></text:p>
      <text:p text:style-name="Preformatted_20_Text"><text:span text:style-name="Source_20_Text"><text:s text:c="2"/>'</text:span><text:span text:style-name="Source_20_Text"><text:span text:style-name="T16">Ok, I will their in 5 minutes</text:span></text:span><text:span text:style-name="Source_20_Text">'</text:span></text:p>
      <text:p text:style-name="P28"><text:span text:style-name="Source_20_Text">)</text:span></text:p>
      <text:p text:style-name="P19"><text:span text:style-name="Source_20_Text">var </text:span><text:span text:style-name="Source_20_Text"><text:span text:style-name="T16">paraGraph</text:span></text:span><text:span text:style-name="Source_20_Text"> = [</text:span></text:p>
      <text:p text:style-name="P19"><text:span text:style-name="Source_20_Text"><text:s text:c="2"/>'</text:span><text:span text:style-name="Source_20_Text"><text:span text:style-name="T16">I am kumar.</text:span></text:span><text:span text:style-name="Source_20_Text">',</text:span></text:p>
      <text:p text:style-name="P19"><text:span text:style-name="Source_20_Text"><text:s text:c="2"/>'</text:span><text:span text:style-name="Source_20_Text"><text:span text:style-name="T16">Where are you now?</text:span></text:span><text:span text:style-name="Source_20_Text">',</text:span></text:p>
      <text:p text:style-name="P19"><text:span text:style-name="Source_20_Text"><text:s text:c="2"/>'</text:span><text:span text:style-name="Source_20_Text"><text:span text:style-name="T16">Ok, I will their in 5 minutes</text:span></text:span><text:span text:style-name="Source_20_Text">'</text:span></text:p>
      <text:p text:style-name="P28"><text:span text:style-name="Source_20_Text">].join('\n')</text:span></text:p>
      <text:p text:style-name="P31"><text:span text:style-name="Source_20_Text"><text:span text:style-name="T16">Now instead of all these, we can just use `backticks` to create MultiLine Strings as follows:</text:span></text:span></text:p>
      <text:p text:style-name="P31"><text:span text:style-name="Source_20_Text">var text = (</text:span></text:p>
      <text:p text:style-name="P2"><text:span text:style-name="Source_20_Text"><text:s/>'</text:span><text:span text:style-name="Source_20_Text"><text:span text:style-name="T16">I am kumar.</text:span></text:span><text:span text:style-name="Source_20_Text">' </text:span></text:p>
      <text:p text:style-name="P19"><text:span text:style-name="Source_20_Text"><text:s text:c="2"/>'</text:span><text:span text:style-name="Source_20_Text"><text:span text:style-name="T16">Where are you now?</text:span></text:span><text:span text:style-name="Source_20_Text">' </text:span></text:p>
      <text:p text:style-name="P31"><text:span text:style-name="Source_20_Text"><text:s text:c="2"/>'</text:span><text:span text:style-name="Source_20_Text"><text:span text:style-name="T16">Ok, I will their in 5 minutes</text:span></text:span><text:span text:style-name="Source_20_Text">'</text:span><text:span text:style-name="Source_20_Text">)</text:span></text:p>
      <text:p text:style-name="P33"><text:span text:style-name="T17">This looks simple, but these are really usefull. For example: you want to </text:span>interpolate some variables <text:span text:style-name="T17">in a chunk of HTML to construct a list.</text:span></text:p>
      <text:p text:style-name="P33"><text:span text:style-name="Source_20_Text">var article = {</text:span></text:p>
      <text:p text:style-name="Preformatted_20_Text"><text:span text:style-name="Source_20_Text"><text:s text:c="2"/></text:span><text:span text:style-name="Source_20_Text"><text:span text:style-name="T17">name</text:span></text:span><text:span text:style-name="Source_20_Text">: '</text:span><text:span text:style-name="Source_20_Text"><text:span text:style-name="T17">Kumar</text:span></text:span><text:span text:style-name="Source_20_Text">',</text:span></text:p>
      <text:p text:style-name="Preformatted_20_Text"><text:span text:style-name="Source_20_Text"><text:s text:c="2"/>body: '</text:span><text:span text:style-name="Source_20_Text"><text:span text:style-name="T17">I am here on a purpose</text:span></text:span><text:span text:style-name="Source_20_Text">',</text:span></text:p>
      <text:p text:style-name="P20"><text:span text:style-name="Source_20_Text"><text:s text:c="2"/></text:span><text:span text:style-name="Source_20_Text"><text:span text:style-name="T17">techs</text:span></text:span><text:span text:style-name="Source_20_Text">: ['es6', 'template-literals', '</text:span><text:span text:style-name="Source_20_Text"><text:span text:style-name="T17">babel</text:span></text:span><text:span text:style-name="Source_20_Text">', </text:span><text:span text:style-name="Source_20_Text"><text:span text:style-name="T17">'browserify'</text:span></text:span><text:span text:style-name="Source_20_Text">]</text:span></text:p>
      <text:p text:style-name="Preformatted_20_Text"><text:span text:style-name="Source_20_Text">}</text:span></text:p>
      <text:p text:style-name="Preformatted_20_Text"><text:span text:style-name="Source_20_Text">var {</text:span><text:span text:style-name="Source_20_Text"><text:span text:style-name="T17">name</text:span></text:span><text:span text:style-name="Source_20_Text">,</text:span><text:span text:style-name="Source_20_Text"><text:span text:style-name="T17">b</text:span></text:span><text:span text:style-name="Source_20_Text">ody,</text:span><text:span text:style-name="Source_20_Text"><text:span text:style-name="T17">techs</text:span></text:span><text:span text:style-name="Source_20_Text">} = article</text:span></text:p>
      <text:p text:style-name="Preformatted_20_Text"><text:span text:style-name="Source_20_Text">var html = `&lt;article&gt;</text:span></text:p>
      <text:p text:style-name="Preformatted_20_Text"><text:span text:style-name="Source_20_Text"><text:s text:c="2"/>&lt;header&gt;</text:span></text:p>
      <text:p text:style-name="Preformatted_20_Text"><text:span text:style-name="Source_20_Text"><text:s text:c="4"/>&lt;h1&gt;${</text:span><text:span text:style-name="Source_20_Text"><text:span text:style-name="T17">name</text:span></text:span><text:span text:style-name="Source_20_Text">}&lt;/h1&gt;</text:span></text:p>
      <text:p text:style-name="Preformatted_20_Text"><text:span text:style-name="Source_20_Text"><text:s text:c="2"/>&lt;/header&gt;</text:span></text:p>
      <text:p text:style-name="Preformatted_20_Text"><text:span text:style-name="Source_20_Text"><text:s text:c="2"/>&lt;section&gt;</text:span></text:p>
      <text:p text:style-name="Preformatted_20_Text"><text:span text:style-name="Source_20_Text"><text:s text:c="4"/>&lt;div&gt;${body}&lt;/div&gt;</text:span></text:p>
      <text:p text:style-name="Preformatted_20_Text"><text:span text:style-name="Source_20_Text"><text:s text:c="2"/>&lt;/section&gt;</text:span></text:p>
      <text:p text:style-name="Preformatted_20_Text"><text:span text:style-name="Source_20_Text"><text:s text:c="2"/>&lt;footer&gt;</text:span></text:p>
      <text:p text:style-name="Preformatted_20_Text"><text:span text:style-name="Source_20_Text"><text:s text:c="4"/>&lt;ul&gt;</text:span></text:p>
      <text:p text:style-name="Preformatted_20_Text"><text:span text:style-name="Source_20_Text"><text:s text:c="6"/>${</text:span><text:span text:style-name="Source_20_Text"><text:span text:style-name="T17">techs</text:span></text:span><text:span text:style-name="Source_20_Text">.map(</text:span><text:span text:style-name="Source_20_Text"><text:span text:style-name="T17">tech</text:span></text:span><text:span text:style-name="Source_20_Text"> =&gt; `&lt;li&gt;${</text:span><text:span text:style-name="Source_20_Text"><text:span text:style-name="T17">tech</text:span></text:span><text:span text:style-name="Source_20_Text">}&lt;/li&gt;`).join('\n <text:s text:c="5"/>')}</text:span></text:p>
      <text:p text:style-name="Preformatted_20_Text"><text:span text:style-name="Source_20_Text"><text:s text:c="4"/>&lt;/ul&gt;</text:span></text:p>
      <text:p text:style-name="Preformatted_20_Text"><text:span text:style-name="Source_20_Text"><text:s text:c="2"/>&lt;/footer&gt;</text:span></text:p>
      <text:p text:style-name="P28"><text:span text:style-name="Source_20_Text">&lt;/article&gt;`</text:span></text:p>
      <text:p text:style-name="P33"/>
      <text:p text:style-name="P33"><text:span text:style-name="T17"><text:s/></text:span></text:p>
      <text:p text:style-name="P31"><text:soft-page-break/><text:span text:style-name="Source_20_Text"><text:span text:style-name="T16"><text:s/></text:span></text:span></text:p>
      <text:p text:style-name="P32">The above will produce output as shown below. Note how the spacing trick was enough to properly indent the <text:span text:style-name="Source_20_Text">&lt;li&gt;</text:span> tags.</text:p>
      <text:p text:style-name="P32"/>
      <text:p text:style-name="P3"><text:span text:style-name="Source_20_Text">&lt;article&gt;</text:span></text:p>
      <text:p text:style-name="P20"><text:span text:style-name="Source_20_Text"><text:s text:c="2"/>&lt;header&gt;</text:span></text:p>
      <text:p text:style-name="P20"><text:span text:style-name="Source_20_Text"><text:s text:c="4"/>&lt;h1&gt;</text:span><text:span text:style-name="Source_20_Text"><text:span text:style-name="T17">kumar</text:span></text:span><text:span text:style-name="Source_20_Text">&lt;/h1&gt;</text:span></text:p>
      <text:p text:style-name="P20"><text:span text:style-name="Source_20_Text"><text:s text:c="2"/>&lt;/header&gt;</text:span></text:p>
      <text:p text:style-name="P20"><text:span text:style-name="Source_20_Text"><text:s text:c="2"/>&lt;section&gt;</text:span></text:p>
      <text:p text:style-name="P20"><text:span text:style-name="Source_20_Text"><text:s text:c="4"/>&lt;div&gt;</text:span><text:span text:style-name="Source_20_Text"><text:span text:style-name="T17">I am here on a purpose</text:span></text:span><text:span text:style-name="Source_20_Text">&lt;/div&gt;</text:span></text:p>
      <text:p text:style-name="P20"><text:span text:style-name="Source_20_Text"><text:s text:c="2"/>&lt;/section&gt;</text:span></text:p>
      <text:p text:style-name="P20"><text:span text:style-name="Source_20_Text"><text:s text:c="2"/>&lt;footer&gt;</text:span></text:p>
      <text:p text:style-name="P20"><text:span text:style-name="Source_20_Text"><text:s text:c="4"/>&lt;ul&gt;</text:span></text:p>
      <text:p text:style-name="P20"><text:span text:style-name="Source_20_Text"><text:s text:c="6"/>&lt;li&gt;es6&lt;/li&gt;</text:span></text:p>
      <text:p text:style-name="Preformatted_20_Text"><text:span text:style-name="Source_20_Text"><text:s text:c="6"/>&lt;li&gt;template-literals&lt;/li&gt;</text:span></text:p>
      <text:p text:style-name="P33"><text:span text:style-name="Source_20_Text"><text:s text:c="6"/>&lt;li&gt;</text:span><text:span text:style-name="Source_20_Text"><text:span text:style-name="T17">babel</text:span></text:span><text:span text:style-name="Source_20_Text">&lt;/li&gt;</text:span></text:p>
      <text:p text:style-name="P33"><text:span text:style-name="Source_20_Text"><text:s text:c="6"/>&lt;li&gt;</text:span><text:span text:style-name="Source_20_Text"><text:span text:style-name="T17">browserify</text:span></text:span><text:span text:style-name="Source_20_Text">&lt;/li&gt;</text:span></text:p>
      <text:p text:style-name="P20"><text:span text:style-name="Source_20_Text"><text:s text:c="4"/>&lt;/ul&gt;</text:span></text:p>
      <text:p text:style-name="P20"><text:span text:style-name="Source_20_Text"><text:s text:c="2"/>&lt;/footer&gt;</text:span></text:p>
      <text:p text:style-name="P32"><text:span text:style-name="Source_20_Text">&lt;/article&gt;</text:span></text:p>
      <text:p text:style-name="P31"><text:span text:style-name="T15">Tagged Templates</text:span><text:span text:style-name="T16"> </text:span></text:p>
      <text:p text:style-name="P36"><text:span text:style-name="T18">One of the best and advanced form of the Template literals are: </text:span><text:span text:style-name="Emphasis">tagged templates”. </text:span><text:span text:style-name="Emphasis"><text:span text:style-name="T18">For example, we can use </text:span></text:span><text:span text:style-name="Emphasis"><text:span text:style-name="T3">String.raw</text:span></text:span><text:span text:style-name="Emphasis"><text:span text:style-name="T18"> : </text:span></text:span></text:p>
      <text:p text:style-name="P30"><text:span text:style-name="Source_20_Text">var text = String.raw`</text:span><text:span text:style-name="Source_20_Text"><text:span text:style-name="T18">Today is a beautifull sunny day</text:span></text:span><text:span text:style-name="Source_20_Text">.</text:span></text:p>
      <text:p text:style-name="Preformatted_20_Text"><text:span text:style-name="Source_20_Text"><text:span text:style-name="T18">Lot of people are heading to beach</text:span></text:span><text:span text:style-name="Source_20_Text">.`</text:span></text:p>
      <text:p text:style-name="Preformatted_20_Text"><text:span text:style-name="Source_20_Text">console.log(text)</text:span></text:p>
      <text:p text:style-name="P21"><text:span text:style-name="Source_20_Text">// </text:span><text:span text:style-name="Source_20_Text"><text:span text:style-name="T18">Today is a beautifull sunny day</text:span></text:span><text:span text:style-name="Source_20_Text">.</text:span></text:p>
      <text:p text:style-name="P36"><text:span text:style-name="Source_20_Text">// </text:span><text:span text:style-name="Source_20_Text"><text:span text:style-name="T18">Lot of people are heading to beach</text:span></text:span></text:p>
      <text:p text:style-name="P38"><text:span text:style-name="T30">At first, it looks like it is String.raw is not doing anything here. But actually</text:span> static <text:span text:style-name="Strong_20_Emphasis"><text:span text:style-name="Source_20_Text">String.raw()</text:span></text:span> method is a tag function of <text:span text:style-name="T18">template literals</text:span>, similar to the <text:span text:style-name="Source_20_Text">r</text:span> prefix in Python. <text:span text:style-name="T18">By using this kind of tag functions/methods, we can create Tagged Templates. </text:span></text:p>
      <text:p text:style-name="P38"><text:span text:style-name="Source_20_Text"><text:span text:style-name="T31">Tag Functions/Methods, </text:span></text:span>receive an array <text:span text:style-name="T32">(</text:span>containing a list of the static parts of the template<text:span text:style-name="T32">)</text:span>, as well as each expression on their own variables. <text:span text:style-name="T18">I mean for example:</text:span></text:p>
      <text:p text:style-name="P36">//<text:span text:style-name="T18">Tag Function</text:span></text:p>
      <text:p text:style-name="P36"><text:span text:style-name="T18">tagFunc(</text:span><text:span text:style-name="Variable"><text:span text:style-name="T18">staticParts</text:span></text:span><text:span text:style-name="Source_20_Text">, </text:span><text:span text:style-name="Source_20_Text"><text:span text:style-name="Variable">...substitution</text:span></text:span><text:span text:style-name="Source_20_Text"><text:span text:style-name="Variable"><text:span text:style-name="T18">s</text:span></text:span></text:span><text:span text:style-name="T18">) {</text:span></text:p>
      <text:p text:style-name="P36"><text:span text:style-name="T18">}</text:span></text:p>
      <text:p text:style-name="P34">Now if we cal this tag function:</text:p>
      <text:p text:style-name="P34">var reciverName = 'John';</text:p>
      <text:p text:style-name="P34">var myName = 'kumar';</text:p>
      <text:p text:style-name="P34"><text:soft-page-break/><text:span text:style-name="Source_20_Text">tagFunc`hello ${reciverName}. I am ${myName}!`</text:span></text:p>
      <text:p text:style-name="P34"/>
      <text:p text:style-name="P34"><text:span text:style-name="Source_20_Text">Now the tagFunc will recive the stati</text:span><text:span text:style-name="Source_20_Text"><text:span text:style-name="T33">c</text:span></text:span><text:span text:style-name="Source_20_Text"> parts and also, expressions as follows:</text:span></text:p>
      <text:p text:style-name="P34"><text:span text:style-name="Source_20_Text">fn( ['hello ', '. I am', '!'], <text:s text:c="2"/>'john', 'kumar')</text:span></text:p>
      <text:p text:style-name="P34"><text:span text:style-name="Variable">staticParts : </text:span><text:span text:style-name="Source_20_Text">['hello ', '. I am', '!']</text:span></text:p>
      <text:p text:style-name="P34"><text:span text:style-name="Variable">...substitutions :: </text:span><text:span text:style-name="Source_20_Text">'john', 'kumar'</text:span></text:p>
      <text:p text:style-name="P34"><text:span text:style-name="Source_20_Text">So, in real world, for example, I want to convert the names (John and Kumar) into CAPITALs. Then we can write the Tag Function as follows:</text:span></text:p>
      <text:p text:style-name="P34"><text:span text:style-name="Source_20_Text">function upperExpr (template, ...expressions) {</text:span></text:p>
      <text:p text:style-name="Preformatted_20_Text"><text:span text:style-name="Source_20_Text"><text:s text:c="2"/>return template.reduce((accumulator, part, i) =&gt; {</text:span></text:p>
      <text:p text:style-name="Preformatted_20_Text"><text:span text:style-name="Source_20_Text"><text:s text:c="4"/>return accumulator + expressions[i - 1].toUpperCase() + part</text:span></text:p>
      <text:p text:style-name="Preformatted_20_Text"><text:span text:style-name="Source_20_Text"><text:s text:c="2"/>})</text:span></text:p>
      <text:p text:style-name="Preformatted_20_Text"><text:span text:style-name="Source_20_Text">}</text:span></text:p>
      <text:p text:style-name="P35">var reciverName = 'John';</text:p>
      <text:p text:style-name="P35">var myName = 'kumar';</text:p>
      <text:p text:style-name="P35"><text:span text:style-name="Source_20_Text">var text = upperExpr`hello ${reciverName}. I am ${myName}!`</text:span></text:p>
      <text:p text:style-name="P22"><text:span text:style-name="Source_20_Text">// &lt;- 'hello </text:span><text:span text:style-name="Source_20_Text"><text:span text:style-name="T19">JOHN</text:span></text:span><text:span text:style-name="Source_20_Text">, </text:span><text:span text:style-name="Source_20_Text"><text:span text:style-name="T19">I am KUMAR</text:span></text:span><text:span text:style-name="Source_20_Text">'</text:span></text:p>
      <text:p text:style-name="P22"/>
      <text:p text:style-name="P22"><text:span text:style-name="Source_20_Text"/></text:p>
      <text:p text:style-name="P23"><text:span text:style-name="Source_20_Text"><text:span text:style-name="T19">Using the Tag Functions, we can return anything like functions, etc instead of just a string as above. For example (Source : https://developer.mozilla.org/en/docs/Web/JavaScript/Reference/Template_literals#Raw_strings):</text:span></text:span></text:p>
      <text:p text:style-name="P23"/>
      <text:p text:style-name="P23"><text:span text:style-name="Source_20_Text">function template(strings, ...keys) {</text:span></text:p>
      <text:p text:style-name="Preformatted_20_Text"><text:span text:style-name="Source_20_Text"><text:s text:c="2"/>return (function(...values) {</text:span></text:p>
      <text:p text:style-name="Preformatted_20_Text"><text:span text:style-name="Source_20_Text"><text:s text:c="4"/>var dict = values[values.length - 1] || {};</text:span></text:p>
      <text:p text:style-name="Preformatted_20_Text"><text:span text:style-name="Source_20_Text"><text:s text:c="4"/>var result = [strings[0]];</text:span></text:p>
      <text:p text:style-name="Preformatted_20_Text"><text:span text:style-name="Source_20_Text"><text:s text:c="4"/>keys.forEach(function(key, i) {</text:span></text:p>
      <text:p text:style-name="Preformatted_20_Text"><text:span text:style-name="Source_20_Text"><text:s text:c="6"/>var value = Number.isInteger(key) ? values[key] : dict[key];</text:span></text:p>
      <text:p text:style-name="Preformatted_20_Text"><text:span text:style-name="Source_20_Text"><text:s text:c="6"/>result.push(value, strings[i + 1]);</text:span></text:p>
      <text:p text:style-name="Preformatted_20_Text"><text:span text:style-name="Source_20_Text"><text:s text:c="4"/>});</text:span></text:p>
      <text:p text:style-name="Preformatted_20_Text"><text:span text:style-name="Source_20_Text"><text:s text:c="4"/>return result.join('');</text:span></text:p>
      <text:p text:style-name="Preformatted_20_Text"><text:span text:style-name="Source_20_Text"><text:s text:c="2"/>}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var t1Closure = template`${0}${1}${0}!`;</text:span></text:p>
      <text:p text:style-name="Preformatted_20_Text"><text:span text:style-name="Source_20_Text">t1Closure('Y', 'A'); <text:s/>// "YAY!" </text:span></text:p>
      <text:p text:style-name="Preformatted_20_Text"><text:span text:style-name="Source_20_Text">var t2Closure = template`${0} ${'foo'}!`;</text:span></text:p>
      <text:p text:style-name="P28"><text:span text:style-name="Source_20_Text">t2Closure('Hello', {foo: 'World'}); <text:s/>// "Hello World!"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4"><text:span text:style-name="Source_20_Text"><text:span text:style-name="T20">Another best Example tag Functions usage is, to solve Variable Redundancy. For example, you want to log the variable name and its value, we can do it as follows:</text:span></text:span></text:p>
      <text:p text:style-name="P23"/>
      <text:p text:style-name="P23"><text:span text:style-name="Source_20_Text"><text:span text:style-name="T19">let varName = “This is variable Name”;</text:span></text:span></text:p>
      <text:p text:style-name="P23"><text:span text:style-name="Source_20_Text"><text:span text:style-name="T19">consolde.log('varName=' + varName);</text:span></text:span></text:p>
      <text:p text:style-name="P23"/>
      <text:p text:style-name="P23"><text:span text:style-name="Source_20_Text"><text:span text:style-name="T19">We can sense some problem their, of course, we can not solve this redundancy using the template leiterals also. I mean :</text:span></text:span></text:p>
      <text:p text:style-name="P23"/>
      <text:p text:style-name="P23"><text:s text:c="2"/>console.log(`<text:span text:style-name="Source_20_Text"><text:span text:style-name="T19">varName</text:span></text:span>=${<text:span text:style-name="Source_20_Text"><text:span text:style-name="T19">varName</text:span></text:span>}`);</text:p>
      <text:p text:style-name="P23"/>
      <text:p text:style-name="P26">But, we can solve using the Tag functions as follows:</text:p>
      <text:p text:style-name="P26"/>
      <text:p text:style-name="P26"><text:s text:c="4"/>function printVariables(templateStrings, ...substitutions) {</text:p>
      <text:p text:style-name="Preformatted_20_Text"><text:s text:c="8"/>let result = templateStrings[0];</text:p>
      <text:p text:style-name="Preformatted_20_Text"><text:s text:c="8"/>for (let [i, obj] of substitutions.entries()) {</text:p>
      <text:p text:style-name="Preformatted_20_Text"><text:s text:c="12"/>let propKeys = Object.keys(obj);</text:p>
      <text:p text:style-name="Preformatted_20_Text"><text:s text:c="12"/>for (let [j, propKey] of propKeys.entries()) {</text:p>
      <text:p text:style-name="Preformatted_20_Text"><text:s text:c="16"/>if (j &gt; 0) {</text:p>
      <text:p text:style-name="Preformatted_20_Text"><text:s text:c="20"/>result += ', ';</text:p>
      <text:p text:style-name="Preformatted_20_Text"><text:s text:c="16"/>}</text:p>
      <text:p text:style-name="Preformatted_20_Text"><text:s text:c="16"/>result += propKey+'='+obj[propKey];</text:p>
      <text:p text:style-name="Preformatted_20_Text"><text:s text:c="12"/>}</text:p>
      <text:p text:style-name="Preformatted_20_Text"><text:s text:c="12"/>result += templateStrings[i+1];</text:p>
      <text:p text:style-name="Preformatted_20_Text"><text:s text:c="8"/>}</text:p>
      <text:p text:style-name="Preformatted_20_Text"><text:s text:c="8"/>return result;</text:p>
      <text:p text:style-name="P28"><text:s text:c="4"/>}</text:p>
      <text:p text:style-name="P25"><text:span text:style-name="T19"><text:s text:c="4"/></text:span>let <text:span text:style-name="T19">myNumber</text:span> = 123;</text:p>
      <text:p text:style-name="Preformatted_20_Text"><text:s text:c="4"/>let <text:span text:style-name="T19">myString</text:span> = 'abc';</text:p>
      <text:p text:style-name="Preformatted_20_Text"><text:s text:c="4"/>let <text:span text:style-name="T19">myBool</text:span> = true;</text:p>
      <text:p text:style-name="P37"><text:s text:c="4"/>console.log(<text:span text:style-name="T19">printVariables</text:span>`<text:span text:style-name="T19">My </text:span>Variables <text:span text:style-name="T19">are as follows</text:span>: ${{<text:span text:style-name="T19">myNumber</text:span>, <text:span text:style-name="T19">myString</text:span>, <text:span text:style-name="T19">myBool</text:span>}}`);</text:p>
      <text:p text:style-name="P26"><text:s text:c="4"/><text:span text:style-name="Source_20_Text"><text:span text:style-name="T18">// &lt;- '</text:span></text:span><text:span text:style-name="Source_20_Text">My </text:span><text:span text:style-name="Source_20_Text"><text:span text:style-name="T18">Variables </text:span></text:span><text:span text:style-name="Source_20_Text">are as follows: myNumber = 123, myString = 'abc', myBool = true</text:span><text:span text:style-name="Source_20_Text"><text:span text:style-name="T18">'</text:span></text:span> <text:s/><text:tab/><text:tab/></text:p>
      <text:p text:style-name="P23"><text:span text:style-name="Source_20_Text"><text:span text:style-name="T19"><text:s text:c="4"/></text:span></text:span></text:p>
      <text:p text:style-name="P24"><text:span text:style-name="Source_20_Text"><text:span text:style-name="T20">Ofocurse, to print the varibale name and its value, we can simply use :</text:span></text:span></text:p>
      <text:p text:style-name="P24"/>
      <text:p text:style-name="P24"><text:span text:style-name="Source_20_Text"><text:span text:style-name="T20">consolde.log({myNumber})</text:span></text:span></text:p>
      <text:p text:style-name="P24">// <text:span text:style-name="T20">&lt; ← {myNumber: 123} </text:span></text:p>
      <text:p text:style-name="P24"><text:span text:style-name="Source_20_Text"/></text:p>
      <text:p text:style-name="P36"><text:span text:style-name="Source_20_Text"><text:span text:style-name="T18"><text:s/></text:span></text:span></text:p>
      <text:p text:style-name="P36"><text:span text:style-name="Source_20_Text"><text:span text:style-name="T18"><text:s/></text:span></text:span></text:p>
      <text:p text:style-name="P30"><text:span text:style-name="T14"/></text:p>
      <text:p text:style-name="P30"/>
      <text:p text:style-name="P30"><text:span text:style-name="Source_20_Text"/></text:p>
      <text:p text:style-name="P16"><text:span text:style-name="Source_20_Text"/></text:p>
      <text:p text:style-name="P13"><text:span text:style-name="Source_20_Text"/></text:p>
      <text:p text:style-name="P14"><text:span text:style-name="Source_20_Text"/></text:p>
      <text:p text:style-name="P12"/>
      <text:p text:style-name="P12"><text:soft-page-break/></text:p>
      <text:p text:style-name="P12"/>
      <text:p text:style-name="P12"><text:span text:style-name="Source_20_Text"/></text:p>
      <text:p text:style-name="P10"/>
      <text:list xml:id="list171448446680762" text:continue-numbering="true" text:style-name="L2">
        <text:list-header>
          <text:p text:style-name="P7"><text:s/></text:p>
        </text:list-header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0T15:58:42.848106341</meta:creation-date>
    <dc:date>2016-07-20T17:14:47.766687229</dc:date>
    <meta:editing-duration>PT1H15M27S</meta:editing-duration>
    <meta:editing-cycles>30</meta:editing-cycles>
    <meta:generator>LibreOffice/4.2.8.2$Linux_X86_64 LibreOffice_project/420m0$Build-2</meta:generator>
    <meta:document-statistic meta:table-count="0" meta:image-count="0" meta:object-count="0" meta:page-count="6" meta:paragraph-count="166" meta:word-count="1038" meta:character-count="6875" meta:non-whitespace-character-count="5629"/>
  </office:meta>
</office:document-meta>
</file>